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7mm" svg:height="90.05mm" svg:x="0mm" svg:y="66.14mm">
            <draw:object draw:notify-on-update-of-ranges="Sheet1.A3:Sheet1.A3 Sheet1.A4:Sheet1.A14 Sheet1.B3:Sheet1.B3 Sheet1.B4:Sheet1.B14 Sheet1.A3:Sheet1.A3 Sheet1.A4:Sheet1.A14 Sheet1.C3:Sheet1.C3 Sheet1.C4:Sheet1.C14 Sheet1.A3:Sheet1.A3 Sheet1.A4:Sheet1.A14 Sheet1.D3:Sheet1.D3 Sheet1.D4:Sheet1.D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59.97mm" svg:y="66.4mm">
            <draw:object draw:notify-on-update-of-ranges="Sheet1.H3:Sheet1.H3 Sheet1.H4:Sheet1.H14 Sheet1.I3:Sheet1.I3 Sheet1.I4:Sheet1.I14 Sheet1.H3:Sheet1.H3 Sheet1.H4:Sheet1.H14 Sheet1.J3:Sheet1.J3 Sheet1.J4:Sheet1.J14 Sheet1.H3:Sheet1.H3 Sheet1.H4:Sheet1.H14 Sheet1.K3:Sheet1.K3 Sheet1.K4:Sheet1.K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0.73mm" svg:y="227.57mm">
            <draw:object draw:notify-on-update-of-ranges="Sheet1.A39:Sheet1.A39 Sheet1.A40:Sheet1.A50 Sheet1.B39:Sheet1.B39 Sheet1.B40:Sheet1.B50 Sheet1.A39:Sheet1.A39 Sheet1.A40:Sheet1.A50 Sheet1.C39:Sheet1.C39 Sheet1.C40:Sheet1.C50 Sheet1.A39:Sheet1.A39 Sheet1.A40:Sheet1.A50 Sheet1.D39:Sheet1.D39 Sheet1.D40:Sheet1.D5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8mm" svg:height="90.04mm" svg:x="163.27mm" svg:y="229.23mm">
            <draw:object draw:notify-on-update-of-ranges="Sheet1.H39:Sheet1.H39 Sheet1.H40:Sheet1.H50 Sheet1.I39:Sheet1.I39 Sheet1.I40:Sheet1.I50 Sheet1.H39:Sheet1.H39 Sheet1.H40:Sheet1.H50 Sheet1.J39:Sheet1.J39 Sheet1.J40:Sheet1.J50 Sheet1.H39:Sheet1.H39 Sheet1.H40:Sheet1.H50 Sheet1.K39:Sheet1.K39 Sheet1.K40:Sheet1.K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7mm" svg:height="90.05mm" svg:x="1.1mm" svg:y="381.69mm">
            <draw:object draw:notify-on-update-of-ranges="Sheet1.A74:Sheet1.A74 Sheet1.A75:Sheet1.A84 Sheet1.B74:Sheet1.B74 Sheet1.B75:Sheet1.B84 Sheet1.A74:Sheet1.A74 Sheet1.A75:Sheet1.A84 Sheet1.C74:Sheet1.C74 Sheet1.C75:Sheet1.C84 Sheet1.A74:Sheet1.A74 Sheet1.A75:Sheet1.A84 Sheet1.D74:Sheet1.D74 Sheet1.D75:Sheet1.D8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7mm" svg:height="90.04mm" svg:x="162.45mm" svg:y="382.75mm">
            <draw:object draw:notify-on-update-of-ranges="Sheet1.H74:Sheet1.H74 Sheet1.H75:Sheet1.H84 Sheet1.I74:Sheet1.I74 Sheet1.I75:Sheet1.I84 Sheet1.H74:Sheet1.H74 Sheet1.H75:Sheet1.H84 Sheet1.J74:Sheet1.J74 Sheet1.J75:Sheet1.J84 Sheet1.H74:Sheet1.H74 Sheet1.H75:Sheet1.H84 Sheet1.K74:Sheet1.K74 Sheet1.K75:Sheet1.K8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7mm" svg:height="90.04mm" svg:x="1.1mm" svg:y="539.2mm">
            <draw:object draw:notify-on-update-of-ranges="Sheet1.A109:Sheet1.A109 Sheet1.A110:Sheet1.A119 Sheet1.B109:Sheet1.B109 Sheet1.B110:Sheet1.B119 Sheet1.A109:Sheet1.A109 Sheet1.A110:Sheet1.A119 Sheet1.C109:Sheet1.C109 Sheet1.C110:Sheet1.C119 Sheet1.A109:Sheet1.A109 Sheet1.A110:Sheet1.A119 Sheet1.D109:Sheet1.D109 Sheet1.D110:Sheet1.D11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7mm" svg:height="90.05mm" svg:x="160.8mm" svg:y="539.99mm">
            <draw:object draw:notify-on-update-of-ranges="Sheet1.H109:Sheet1.H109 Sheet1.H110:Sheet1.H119 Sheet1.I109:Sheet1.I109 Sheet1.I110:Sheet1.I119 Sheet1.H109:Sheet1.H109 Sheet1.H110:Sheet1.H119 Sheet1.J109:Sheet1.J109 Sheet1.J110:Sheet1.J119 Sheet1.H109:Sheet1.H109 Sheet1.H110:Sheet1.H119 Sheet1.K109:Sheet1.K109 Sheet1.K110:Sheet1.K119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cerola, sem distance transform</text:p>
          </table:table-cell>
          <table:covered-table-cell table:number-columns-repeated="3" table:style-name="ce2"/>
          <table:table-cell table:number-columns-repeated="3"/>
          <table:table-cell table:style-name="ce1" office:value-type="string" calcext:value-type="string" table:number-columns-spanned="4" table:number-rows-spanned="1">
            <text:p>Acerola, com distance transform</text:p>
          </table:table-cell>
          <table:covered-table-cell table:number-columns-repeated="3" table:style-name="ce2"/>
        </table:table-row>
        <table:table-row table:style-name="ro1">
          <table:table-cell table:style-name="ce2"/>
          <table:table-cell table:style-name="ce1" office:value-type="string" calcext:value-type="string" table:number-columns-spanned="3" table:number-rows-spanned="1">
            <text:p>F-measure</text:p>
          </table:table-cell>
          <table:covered-table-cell table:number-columns-repeated="2" table:style-name="ce2"/>
          <table:table-cell table:number-columns-repeated="3"/>
          <table:table-cell table:style-name="ce2"/>
          <table:table-cell table:style-name="ce1" office:value-type="string" calcext:value-type="string" table:number-columns-spanned="3" table:number-rows-spanned="1">
            <text:p>F-measure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Canal L</text:p>
          </table:table-cell>
          <table:table-cell table:style-name="ce2" office:value-type="string" calcext:value-type="string">
            <text:p>Canal A</text:p>
          </table:table-cell>
          <table:table-cell table:style-name="ce2" office:value-type="string" calcext:value-type="string">
            <text:p>Canal B</text:p>
          </table:table-cell>
          <table:table-cell table:number-columns-repeated="3"/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Canal L</text:p>
          </table:table-cell>
          <table:table-cell table:style-name="ce2" office:value-type="string" calcext:value-type="string">
            <text:p>Canal A</text:p>
          </table:table-cell>
          <table:table-cell table:style-name="ce2" office:value-type="string" calcext:value-type="string">
            <text:p>Canal B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40976" calcext:value-type="float">
            <text:p>0,0340976</text:p>
          </table:table-cell>
          <table:table-cell table:style-name="ce2" office:value-type="float" office:value="0.0370382" calcext:value-type="float">
            <text:p>0,0370382</text:p>
          </table:table-cell>
          <table:table-cell table:style-name="ce2" office:value-type="float" office:value="0.0363651" calcext:value-type="float">
            <text:p>0,0363651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927456" calcext:value-type="float">
            <text:p>0,0927456</text:p>
          </table:table-cell>
          <table:table-cell table:style-name="ce2" office:value-type="float" office:value="0.0913303" calcext:value-type="float">
            <text:p>0,0913303</text:p>
          </table:table-cell>
          <table:table-cell table:style-name="ce2" office:value-type="float" office:value="0.0934659" calcext:value-type="float">
            <text:p>0,0934659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195051" calcext:value-type="float">
            <text:p>0,195051</text:p>
          </table:table-cell>
          <table:table-cell table:style-name="ce2" office:value-type="float" office:value="0.513581" calcext:value-type="float">
            <text:p>0,513581</text:p>
          </table:table-cell>
          <table:table-cell table:style-name="ce2" office:value-type="float" office:value="0.608305" calcext:value-type="float">
            <text:p>0,608305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483372" calcext:value-type="float">
            <text:p>0,483372</text:p>
          </table:table-cell>
          <table:table-cell table:style-name="ce2" office:value-type="float" office:value="0.586028" calcext:value-type="float">
            <text:p>0,586028</text:p>
          </table:table-cell>
          <table:table-cell table:style-name="ce2" office:value-type="float" office:value="0.571244" calcext:value-type="float">
            <text:p>0,571244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424643" calcext:value-type="float">
            <text:p>0,424643</text:p>
          </table:table-cell>
          <table:table-cell table:style-name="ce2" office:value-type="float" office:value="0.705653" calcext:value-type="float">
            <text:p>0,705653</text:p>
          </table:table-cell>
          <table:table-cell table:style-name="ce2" office:value-type="float" office:value="0.632137" calcext:value-type="float">
            <text:p>0,632137</text:p>
          </table:table-cell>
          <table:table-cell table:number-columns-repeated="3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644583" calcext:value-type="float">
            <text:p>0,644583</text:p>
          </table:table-cell>
          <table:table-cell table:style-name="ce2" office:value-type="float" office:value="0.519461" calcext:value-type="float">
            <text:p>0,519461</text:p>
          </table:table-cell>
          <table:table-cell table:style-name="ce2" office:value-type="float" office:value="0.508966" calcext:value-type="float">
            <text:p>0,508966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602769" calcext:value-type="float">
            <text:p>0,602769</text:p>
          </table:table-cell>
          <table:table-cell table:style-name="ce2" office:value-type="float" office:value="0.647977" calcext:value-type="float">
            <text:p>0,647977</text:p>
          </table:table-cell>
          <table:table-cell table:style-name="ce2" office:value-type="float" office:value="0.62831" calcext:value-type="float">
            <text:p>0,62831</text:p>
          </table:table-cell>
          <table:table-cell table:number-columns-repeated="3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618655" calcext:value-type="float">
            <text:p>0,618655</text:p>
          </table:table-cell>
          <table:table-cell table:style-name="ce2" office:value-type="float" office:value="0.504817" calcext:value-type="float">
            <text:p>0,504817</text:p>
          </table:table-cell>
          <table:table-cell table:style-name="ce2" office:value-type="float" office:value="0.494373" calcext:value-type="float">
            <text:p>0,494373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690482" calcext:value-type="float">
            <text:p>0,690482</text:p>
          </table:table-cell>
          <table:table-cell table:style-name="ce2" office:value-type="float" office:value="0.636689" calcext:value-type="float">
            <text:p>0,636689</text:p>
          </table:table-cell>
          <table:table-cell table:style-name="ce2" office:value-type="float" office:value="0.627348" calcext:value-type="float">
            <text:p>0,627348</text:p>
          </table:table-cell>
          <table:table-cell table:number-columns-repeated="3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584176" calcext:value-type="float">
            <text:p>0,584176</text:p>
          </table:table-cell>
          <table:table-cell table:style-name="ce2" office:value-type="float" office:value="0.494757" calcext:value-type="float">
            <text:p>0,494757</text:p>
          </table:table-cell>
          <table:table-cell table:style-name="ce2" office:value-type="float" office:value="0.493193" calcext:value-type="float">
            <text:p>0,493193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710069" calcext:value-type="float">
            <text:p>0,710069</text:p>
          </table:table-cell>
          <table:table-cell table:style-name="ce2" office:value-type="float" office:value="0.630335" calcext:value-type="float">
            <text:p>0,630335</text:p>
          </table:table-cell>
          <table:table-cell table:style-name="ce2" office:value-type="float" office:value="0.627348" calcext:value-type="float">
            <text:p>0,627348</text:p>
          </table:table-cell>
          <table:table-cell table:number-columns-repeated="3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565107" calcext:value-type="float">
            <text:p>0,565107</text:p>
          </table:table-cell>
          <table:table-cell table:style-name="ce2" office:value-type="float" office:value="0.493193" calcext:value-type="float">
            <text:p>0,493193</text:p>
          </table:table-cell>
          <table:table-cell table:style-name="ce2" office:value-type="float" office:value="0.492607" calcext:value-type="float">
            <text:p>0,492607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694277" calcext:value-type="float">
            <text:p>0,694277</text:p>
          </table:table-cell>
          <table:table-cell table:number-columns-repeated="2" table:style-name="ce2" office:value-type="float" office:value="0.627348" calcext:value-type="float">
            <text:p>0,627348</text:p>
          </table:table-cell>
          <table:table-cell table:number-columns-repeated="3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541993" calcext:value-type="float">
            <text:p>0,541993</text:p>
          </table:table-cell>
          <table:table-cell table:number-columns-repeated="2" table:style-name="ce2" office:value-type="float" office:value="0.492607" calcext:value-type="float">
            <text:p>0,492607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684274" calcext:value-type="float">
            <text:p>0,684274</text:p>
          </table:table-cell>
          <table:table-cell table:number-columns-repeated="2" table:style-name="ce2" office:value-type="float" office:value="0.627348" calcext:value-type="float">
            <text:p>0,627348</text:p>
          </table:table-cell>
          <table:table-cell table:number-columns-repeated="3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529501" calcext:value-type="float">
            <text:p>0,529501</text:p>
          </table:table-cell>
          <table:table-cell table:number-columns-repeated="2" table:style-name="ce2" office:value-type="float" office:value="0.492607" calcext:value-type="float">
            <text:p>0,492607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666667" calcext:value-type="float">
            <text:p>0,666667</text:p>
          </table:table-cell>
          <table:table-cell table:number-columns-repeated="2" table:style-name="ce2" office:value-type="float" office:value="0.627348" calcext:value-type="float">
            <text:p>0,627348</text:p>
          </table:table-cell>
          <table:table-cell table:number-columns-repeated="3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511699" calcext:value-type="float">
            <text:p>0,511699</text:p>
          </table:table-cell>
          <table:table-cell table:number-columns-repeated="2" table:style-name="ce2" office:value-type="float" office:value="0.492607" calcext:value-type="float">
            <text:p>0,492607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651635" calcext:value-type="float">
            <text:p>0,651635</text:p>
          </table:table-cell>
          <table:table-cell table:number-columns-repeated="2" table:style-name="ce2" office:value-type="float" office:value="0.627348" calcext:value-type="float">
            <text:p>0,627348</text:p>
          </table:table-cell>
          <table:table-cell table:number-columns-repeated="3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508657" calcext:value-type="float">
            <text:p>0,508657</text:p>
          </table:table-cell>
          <table:table-cell table:number-columns-repeated="2" table:style-name="ce2" office:value-type="float" office:value="0.492607" calcext:value-type="float">
            <text:p>0,492607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643478" calcext:value-type="float">
            <text:p>0,643478</text:p>
          </table:table-cell>
          <table:table-cell table:number-columns-repeated="2" table:style-name="ce2" office:value-type="float" office:value="0.627348" calcext:value-type="float">
            <text:p>0,627348</text:p>
          </table:table-cell>
          <table:table-cell table:number-columns-repeated="3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504247" calcext:value-type="float">
            <text:p>0,504247</text:p>
          </table:table-cell>
          <table:table-cell table:number-columns-repeated="2" table:style-name="ce2" office:value-type="float" office:value="0.492607" calcext:value-type="float">
            <text:p>0,492607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4" table:number-rows-spanned="1">
            <text:p>Laranja, sem distance transform</text:p>
          </table:table-cell>
          <table:covered-table-cell table:number-columns-repeated="3" table:style-name="ce2"/>
          <table:table-cell table:number-columns-repeated="3"/>
          <table:table-cell table:style-name="ce1" office:value-type="string" calcext:value-type="string" table:number-columns-spanned="4" table:number-rows-spanned="1">
            <text:p>Laranja, com distance transform</text:p>
          </table:table-cell>
          <table:covered-table-cell table:number-columns-repeated="3" table:style-name="ce2"/>
        </table:table-row>
        <table:table-row table:style-name="ro1">
          <table:table-cell table:style-name="ce2"/>
          <table:table-cell table:style-name="ce1" office:value-type="string" calcext:value-type="string" table:number-columns-spanned="3" table:number-rows-spanned="1">
            <text:p>F-measure</text:p>
          </table:table-cell>
          <table:covered-table-cell table:number-columns-repeated="2" table:style-name="ce2"/>
          <table:table-cell table:number-columns-repeated="3"/>
          <table:table-cell table:style-name="ce2"/>
          <table:table-cell table:style-name="ce1" office:value-type="string" calcext:value-type="string" table:number-columns-spanned="3" table:number-rows-spanned="1">
            <text:p>F-measure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Canal L</text:p>
          </table:table-cell>
          <table:table-cell table:style-name="ce2" office:value-type="string" calcext:value-type="string">
            <text:p>Canal A</text:p>
          </table:table-cell>
          <table:table-cell table:style-name="ce2" office:value-type="string" calcext:value-type="string">
            <text:p>Canal B</text:p>
          </table:table-cell>
          <table:table-cell table:number-columns-repeated="3"/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Canal L</text:p>
          </table:table-cell>
          <table:table-cell table:style-name="ce2" office:value-type="string" calcext:value-type="string">
            <text:p>Canal A</text:p>
          </table:table-cell>
          <table:table-cell table:style-name="ce2" office:value-type="string" calcext:value-type="string">
            <text:p>Canal B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38328" calcext:value-type="float">
            <text:p>0,0338328</text:p>
          </table:table-cell>
          <table:table-cell table:style-name="ce2" office:value-type="float" office:value="0.0339802" calcext:value-type="float">
            <text:p>0,0339802</text:p>
          </table:table-cell>
          <table:table-cell table:style-name="ce2" office:value-type="float" office:value="0.0338474" calcext:value-type="float">
            <text:p>0,0338474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29421" calcext:value-type="float">
            <text:p>0,129421</text:p>
          </table:table-cell>
          <table:table-cell table:style-name="ce2" office:value-type="float" office:value="0.125357" calcext:value-type="float">
            <text:p>0,125357</text:p>
          </table:table-cell>
          <table:table-cell table:style-name="ce2" office:value-type="float" office:value="0.122178" calcext:value-type="float">
            <text:p>0,122178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952655" calcext:value-type="float">
            <text:p>0,0952655</text:p>
          </table:table-cell>
          <table:table-cell table:style-name="ce2" office:value-type="float" office:value="0.387205" calcext:value-type="float">
            <text:p>0,387205</text:p>
          </table:table-cell>
          <table:table-cell table:style-name="ce2" office:value-type="float" office:value="0.297861" calcext:value-type="float">
            <text:p>0,297861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3874" calcext:value-type="float">
            <text:p>0,3874</text:p>
          </table:table-cell>
          <table:table-cell table:style-name="ce2" office:value-type="float" office:value="0.658752" calcext:value-type="float">
            <text:p>0,658752</text:p>
          </table:table-cell>
          <table:table-cell table:style-name="ce2" office:value-type="float" office:value="0.603202" calcext:value-type="float">
            <text:p>0,603202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186699" calcext:value-type="float">
            <text:p>0,186699</text:p>
          </table:table-cell>
          <table:table-cell table:style-name="ce2" office:value-type="float" office:value="0.515178" calcext:value-type="float">
            <text:p>0,515178</text:p>
          </table:table-cell>
          <table:table-cell table:style-name="ce2" office:value-type="float" office:value="0.486743" calcext:value-type="float">
            <text:p>0,486743</text:p>
          </table:table-cell>
          <table:table-cell table:number-columns-repeated="3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64223" calcext:value-type="float">
            <text:p>0,64223</text:p>
          </table:table-cell>
          <table:table-cell table:style-name="ce2" office:value-type="float" office:value="0.600355" calcext:value-type="float">
            <text:p>0,600355</text:p>
          </table:table-cell>
          <table:table-cell table:style-name="ce2" office:value-type="float" office:value="0.625392" calcext:value-type="float">
            <text:p>0,625392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276366" calcext:value-type="float">
            <text:p>0,276366</text:p>
          </table:table-cell>
          <table:table-cell table:style-name="ce2" office:value-type="float" office:value="0.538052" calcext:value-type="float">
            <text:p>0,538052</text:p>
          </table:table-cell>
          <table:table-cell table:style-name="ce2" office:value-type="float" office:value="0.530661" calcext:value-type="float">
            <text:p>0,530661</text:p>
          </table:table-cell>
          <table:table-cell table:number-columns-repeated="3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688249" calcext:value-type="float">
            <text:p>0,688249</text:p>
          </table:table-cell>
          <table:table-cell table:style-name="ce2" office:value-type="float" office:value="0.580024" calcext:value-type="float">
            <text:p>0,580024</text:p>
          </table:table-cell>
          <table:table-cell table:style-name="ce2" office:value-type="float" office:value="0.584625" calcext:value-type="float">
            <text:p>0,584625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347819" calcext:value-type="float">
            <text:p>0,347819</text:p>
          </table:table-cell>
          <table:table-cell table:style-name="ce2" office:value-type="float" office:value="0.54196" calcext:value-type="float">
            <text:p>0,54196</text:p>
          </table:table-cell>
          <table:table-cell table:style-name="ce2" office:value-type="float" office:value="0.543265" calcext:value-type="float">
            <text:p>0,543265</text:p>
          </table:table-cell>
          <table:table-cell table:number-columns-repeated="3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678861" calcext:value-type="float">
            <text:p>0,678861</text:p>
          </table:table-cell>
          <table:table-cell table:number-columns-repeated="2" table:style-name="ce2" office:value-type="float" office:value="0.574449" calcext:value-type="float">
            <text:p>0,574449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40613" calcext:value-type="float">
            <text:p>0,40613</text:p>
          </table:table-cell>
          <table:table-cell table:style-name="ce2" office:value-type="float" office:value="0.542291" calcext:value-type="float">
            <text:p>0,542291</text:p>
          </table:table-cell>
          <table:table-cell table:style-name="ce2" office:value-type="float" office:value="0.543964" calcext:value-type="float">
            <text:p>0,543964</text:p>
          </table:table-cell>
          <table:table-cell table:number-columns-repeated="3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666483" calcext:value-type="float">
            <text:p>0,666483</text:p>
          </table:table-cell>
          <table:table-cell table:number-columns-repeated="2" table:style-name="ce2" office:value-type="float" office:value="0.572293" calcext:value-type="float">
            <text:p>0,572293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45173" calcext:value-type="float">
            <text:p>0,45173</text:p>
          </table:table-cell>
          <table:table-cell table:style-name="ce2" office:value-type="float" office:value="0.543341" calcext:value-type="float">
            <text:p>0,543341</text:p>
          </table:table-cell>
          <table:table-cell table:style-name="ce2" office:value-type="float" office:value="0.542959" calcext:value-type="float">
            <text:p>0,542959</text:p>
          </table:table-cell>
          <table:table-cell table:number-columns-repeated="3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638794" calcext:value-type="float">
            <text:p>0,638794</text:p>
          </table:table-cell>
          <table:table-cell table:style-name="ce2" office:value-type="float" office:value="0.571861" calcext:value-type="float">
            <text:p>0,571861</text:p>
          </table:table-cell>
          <table:table-cell table:style-name="ce2" office:value-type="float" office:value="0.572293" calcext:value-type="float">
            <text:p>0,572293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48327" calcext:value-type="float">
            <text:p>0,48327</text:p>
          </table:table-cell>
          <table:table-cell table:style-name="ce2" office:value-type="float" office:value="0.543545" calcext:value-type="float">
            <text:p>0,543545</text:p>
          </table:table-cell>
          <table:table-cell table:style-name="ce2" office:value-type="float" office:value="0.54331" calcext:value-type="float">
            <text:p>0,54331</text:p>
          </table:table-cell>
          <table:table-cell table:number-columns-repeated="3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625543" calcext:value-type="float">
            <text:p>0,625543</text:p>
          </table:table-cell>
          <table:table-cell table:style-name="ce2" office:value-type="float" office:value="0.571861" calcext:value-type="float">
            <text:p>0,571861</text:p>
          </table:table-cell>
          <table:table-cell table:style-name="ce2" office:value-type="float" office:value="0.572293" calcext:value-type="float">
            <text:p>0,572293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507227" calcext:value-type="float">
            <text:p>0,507227</text:p>
          </table:table-cell>
          <table:table-cell table:number-columns-repeated="2" table:style-name="ce2" office:value-type="float" office:value="0.543074" calcext:value-type="float">
            <text:p>0,543074</text:p>
          </table:table-cell>
          <table:table-cell table:number-columns-repeated="3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602189" calcext:value-type="float">
            <text:p>0,602189</text:p>
          </table:table-cell>
          <table:table-cell table:number-columns-repeated="2" table:style-name="ce2" office:value-type="float" office:value="0.571861" calcext:value-type="float">
            <text:p>0,571861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527718" calcext:value-type="float">
            <text:p>0,527718</text:p>
          </table:table-cell>
          <table:table-cell table:number-columns-repeated="2" table:style-name="ce2" office:value-type="float" office:value="0.543074" calcext:value-type="float">
            <text:p>0,543074</text:p>
          </table:table-cell>
          <table:table-cell table:number-columns-repeated="3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591112" calcext:value-type="float">
            <text:p>0,591112</text:p>
          </table:table-cell>
          <table:table-cell table:number-columns-repeated="2" table:style-name="ce2" office:value-type="float" office:value="0.571861" calcext:value-type="float">
            <text:p>0,571861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53157" calcext:value-type="float">
            <text:p>0,53157</text:p>
          </table:table-cell>
          <table:table-cell table:number-columns-repeated="2" table:style-name="ce2" office:value-type="float" office:value="0.543074" calcext:value-type="float">
            <text:p>0,543074</text:p>
          </table:table-cell>
          <table:table-cell table:number-columns-repeated="3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587496" calcext:value-type="float">
            <text:p>0,587496</text:p>
          </table:table-cell>
          <table:table-cell table:number-columns-repeated="2" table:style-name="ce2" office:value-type="float" office:value="0.571861" calcext:value-type="float">
            <text:p>0,571861</text:p>
          </table:table-cell>
        </table:table-row>
        <table:table-row table:style-name="ro1" table:number-rows-repeated="2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4" table:number-rows-spanned="1">
            <text:p>Cereja sem distance transform</text:p>
          </table:table-cell>
          <table:covered-table-cell table:number-columns-repeated="3" table:style-name="ce2"/>
          <table:table-cell table:number-columns-repeated="3"/>
          <table:table-cell table:style-name="ce1" office:value-type="string" calcext:value-type="string" table:number-columns-spanned="4" table:number-rows-spanned="1">
            <text:p>Cereja com distance transform</text:p>
          </table:table-cell>
          <table:covered-table-cell table:number-columns-repeated="3" table:style-name="ce2"/>
        </table:table-row>
        <table:table-row table:style-name="ro1">
          <table:table-cell table:style-name="ce2"/>
          <table:table-cell table:style-name="ce1" office:value-type="string" calcext:value-type="string" table:number-columns-spanned="3" table:number-rows-spanned="1">
            <text:p>F-measure</text:p>
          </table:table-cell>
          <table:covered-table-cell table:number-columns-repeated="2" table:style-name="ce2"/>
          <table:table-cell table:number-columns-repeated="3"/>
          <table:table-cell table:style-name="ce2"/>
          <table:table-cell table:style-name="ce1" office:value-type="string" calcext:value-type="string" table:number-columns-spanned="3" table:number-rows-spanned="1">
            <text:p>F-measure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Canal L</text:p>
          </table:table-cell>
          <table:table-cell table:style-name="ce2" office:value-type="string" calcext:value-type="string">
            <text:p>Canal A</text:p>
          </table:table-cell>
          <table:table-cell table:style-name="ce2" office:value-type="string" calcext:value-type="string">
            <text:p>Canal B</text:p>
          </table:table-cell>
          <table:table-cell table:number-columns-repeated="3"/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Canal L</text:p>
          </table:table-cell>
          <table:table-cell table:style-name="ce2" office:value-type="string" calcext:value-type="string">
            <text:p>Canal A</text:p>
          </table:table-cell>
          <table:table-cell table:style-name="ce2" office:value-type="string" calcext:value-type="string">
            <text:p>Canal B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612969" calcext:value-type="float">
            <text:p>0,0612969</text:p>
          </table:table-cell>
          <table:table-cell table:style-name="ce2" office:value-type="float" office:value="0.236239" calcext:value-type="float">
            <text:p>0,236239</text:p>
          </table:table-cell>
          <table:table-cell table:style-name="ce2" office:value-type="float" office:value="0.23899" calcext:value-type="float">
            <text:p>0,23899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34875" calcext:value-type="float">
            <text:p>0,234875</text:p>
          </table:table-cell>
          <table:table-cell table:style-name="ce2" office:value-type="float" office:value="0.501594" calcext:value-type="float">
            <text:p>0,501594</text:p>
          </table:table-cell>
          <table:table-cell table:style-name="ce2" office:value-type="float" office:value="0.436761" calcext:value-type="float">
            <text:p>0,436761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126253" calcext:value-type="float">
            <text:p>0,126253</text:p>
          </table:table-cell>
          <table:table-cell table:style-name="ce2" office:value-type="float" office:value="0.561056" calcext:value-type="float">
            <text:p>0,561056</text:p>
          </table:table-cell>
          <table:table-cell table:style-name="ce2" office:value-type="float" office:value="0.534454" calcext:value-type="float">
            <text:p>0,534454</text:p>
          </table:table-cell>
          <table:table-cell table:number-columns-repeated="3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397068" calcext:value-type="float">
            <text:p>0,397068</text:p>
          </table:table-cell>
          <table:table-cell table:style-name="ce2" office:value-type="float" office:value="0.569579" calcext:value-type="float">
            <text:p>0,569579</text:p>
          </table:table-cell>
          <table:table-cell table:style-name="ce2" office:value-type="float" office:value="0.495652" calcext:value-type="float">
            <text:p>0,495652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200768" calcext:value-type="float">
            <text:p>0,200768</text:p>
          </table:table-cell>
          <table:table-cell table:style-name="ce2" office:value-type="float" office:value="0.649485" calcext:value-type="float">
            <text:p>0,649485</text:p>
          </table:table-cell>
          <table:table-cell table:style-name="ce2" office:value-type="float" office:value="0.605317" calcext:value-type="float">
            <text:p>0,605317</text:p>
          </table:table-cell>
          <table:table-cell table:number-columns-repeated="3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5155" calcext:value-type="float">
            <text:p>0,5155</text:p>
          </table:table-cell>
          <table:table-cell table:style-name="ce2" office:value-type="float" office:value="0.56446" calcext:value-type="float">
            <text:p>0,56446</text:p>
          </table:table-cell>
          <table:table-cell table:style-name="ce2" office:value-type="float" office:value="0.536667" calcext:value-type="float">
            <text:p>0,536667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284658" calcext:value-type="float">
            <text:p>0,284658</text:p>
          </table:table-cell>
          <table:table-cell table:style-name="ce2" office:value-type="float" office:value="0.652174" calcext:value-type="float">
            <text:p>0,652174</text:p>
          </table:table-cell>
          <table:table-cell table:style-name="ce2" office:value-type="float" office:value="0.643249" calcext:value-type="float">
            <text:p>0,643249</text:p>
          </table:table-cell>
          <table:table-cell table:number-columns-repeated="3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559116" calcext:value-type="float">
            <text:p>0,559116</text:p>
          </table:table-cell>
          <table:table-cell table:style-name="ce2" office:value-type="float" office:value="0.555752" calcext:value-type="float">
            <text:p>0,555752</text:p>
          </table:table-cell>
          <table:table-cell table:style-name="ce2" office:value-type="float" office:value="0.551845" calcext:value-type="float">
            <text:p>0,551845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37568" calcext:value-type="float">
            <text:p>0,37568</text:p>
          </table:table-cell>
          <table:table-cell table:style-name="ce2" office:value-type="float" office:value="0.649724" calcext:value-type="float">
            <text:p>0,649724</text:p>
          </table:table-cell>
          <table:table-cell table:style-name="ce2" office:value-type="float" office:value="0.648889" calcext:value-type="float">
            <text:p>0,648889</text:p>
          </table:table-cell>
          <table:table-cell table:number-columns-repeated="3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573281" calcext:value-type="float">
            <text:p>0,573281</text:p>
          </table:table-cell>
          <table:table-cell table:number-columns-repeated="2" table:style-name="ce2" office:value-type="float" office:value="0.544803" calcext:value-type="float">
            <text:p>0,544803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459742" calcext:value-type="float">
            <text:p>0,459742</text:p>
          </table:table-cell>
          <table:table-cell table:style-name="ce2" office:value-type="float" office:value="0.648948" calcext:value-type="float">
            <text:p>0,648948</text:p>
          </table:table-cell>
          <table:table-cell table:style-name="ce2" office:value-type="float" office:value="0.649611" calcext:value-type="float">
            <text:p>0,649611</text:p>
          </table:table-cell>
          <table:table-cell table:number-columns-repeated="3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564972" calcext:value-type="float">
            <text:p>0,564972</text:p>
          </table:table-cell>
          <table:table-cell table:number-columns-repeated="2" table:style-name="ce2" office:value-type="float" office:value="0.54219" calcext:value-type="float">
            <text:p>0,54219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502505" calcext:value-type="float">
            <text:p>0,502505</text:p>
          </table:table-cell>
          <table:table-cell table:number-columns-repeated="2" table:style-name="ce2" office:value-type="float" office:value="0.650334" calcext:value-type="float">
            <text:p>0,650334</text:p>
          </table:table-cell>
          <table:table-cell table:number-columns-repeated="3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561562" calcext:value-type="float">
            <text:p>0,561562</text:p>
          </table:table-cell>
          <table:table-cell table:number-columns-repeated="2" table:style-name="ce2" office:value-type="float" office:value="0.54219" calcext:value-type="float">
            <text:p>0,54219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549378" calcext:value-type="float">
            <text:p>0,549378</text:p>
          </table:table-cell>
          <table:table-cell table:number-columns-repeated="2" table:style-name="ce2" office:value-type="float" office:value="0.650334" calcext:value-type="float">
            <text:p>0,650334</text:p>
          </table:table-cell>
          <table:table-cell table:number-columns-repeated="3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565217" calcext:value-type="float">
            <text:p>0,565217</text:p>
          </table:table-cell>
          <table:table-cell table:number-columns-repeated="2" table:style-name="ce2" office:value-type="float" office:value="0.54219" calcext:value-type="float">
            <text:p>0,54219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562664" calcext:value-type="float">
            <text:p>0,562664</text:p>
          </table:table-cell>
          <table:table-cell table:number-columns-repeated="2" table:style-name="ce2" office:value-type="float" office:value="0.650334" calcext:value-type="float">
            <text:p>0,650334</text:p>
          </table:table-cell>
          <table:table-cell table:number-columns-repeated="3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571429" calcext:value-type="float">
            <text:p>0,571429</text:p>
          </table:table-cell>
          <table:table-cell table:number-columns-repeated="2" table:style-name="ce2" office:value-type="float" office:value="0.54219" calcext:value-type="float">
            <text:p>0,54219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586895" calcext:value-type="float">
            <text:p>0,586895</text:p>
          </table:table-cell>
          <table:table-cell table:number-columns-repeated="2" table:style-name="ce2" office:value-type="float" office:value="0.650334" calcext:value-type="float">
            <text:p>0,650334</text:p>
          </table:table-cell>
          <table:table-cell table:number-columns-repeated="3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567261" calcext:value-type="float">
            <text:p>0,567261</text:p>
          </table:table-cell>
          <table:table-cell table:number-columns-repeated="2" table:style-name="ce2" office:value-type="float" office:value="0.54219" calcext:value-type="float">
            <text:p>0,54219</text:p>
          </table:table-cell>
        </table:table-row>
        <table:table-row table:style-name="ro1">
          <table:table-cell table:style-name="ce3"/>
          <table:table-cell table:number-columns-repeated="10"/>
        </table:table-row>
        <table:table-row table:style-name="ro1" table:number-rows-repeated="2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4" table:number-rows-spanned="1">
            <text:p>Caju sem distance transform</text:p>
          </table:table-cell>
          <table:covered-table-cell table:number-columns-repeated="3" table:style-name="ce2"/>
          <table:table-cell table:number-columns-repeated="3"/>
          <table:table-cell table:style-name="ce1" office:value-type="string" calcext:value-type="string" table:number-columns-spanned="4" table:number-rows-spanned="1">
            <text:p>Caju com distance transform</text:p>
          </table:table-cell>
          <table:covered-table-cell table:number-columns-repeated="3" table:style-name="ce2"/>
        </table:table-row>
        <table:table-row table:style-name="ro1">
          <table:table-cell table:style-name="ce2"/>
          <table:table-cell table:style-name="ce1" office:value-type="string" calcext:value-type="string" table:number-columns-spanned="3" table:number-rows-spanned="1">
            <text:p>F-measure</text:p>
          </table:table-cell>
          <table:covered-table-cell table:number-columns-repeated="2" table:style-name="ce2"/>
          <table:table-cell table:number-columns-repeated="3"/>
          <table:table-cell table:style-name="ce2"/>
          <table:table-cell table:style-name="ce1" office:value-type="string" calcext:value-type="string" table:number-columns-spanned="3" table:number-rows-spanned="1">
            <text:p>F-measure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Canal L</text:p>
          </table:table-cell>
          <table:table-cell table:style-name="ce2" office:value-type="string" calcext:value-type="string">
            <text:p>Canal A</text:p>
          </table:table-cell>
          <table:table-cell table:style-name="ce2" office:value-type="string" calcext:value-type="string">
            <text:p>Canal B</text:p>
          </table:table-cell>
          <table:table-cell table:number-columns-repeated="3"/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Canal L</text:p>
          </table:table-cell>
          <table:table-cell table:style-name="ce2" office:value-type="string" calcext:value-type="string">
            <text:p>Canal A</text:p>
          </table:table-cell>
          <table:table-cell table:style-name="ce2" office:value-type="string" calcext:value-type="string">
            <text:p>Canal B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143829" calcext:value-type="float">
            <text:p>0,0143829</text:p>
          </table:table-cell>
          <table:table-cell table:style-name="ce2" office:value-type="float" office:value="0.0661538" calcext:value-type="float">
            <text:p>0,0661538</text:p>
          </table:table-cell>
          <table:table-cell table:style-name="ce2" office:value-type="float" office:value="0.0919871" calcext:value-type="float">
            <text:p>0,0919871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555556" calcext:value-type="float">
            <text:p>0,0555556</text:p>
          </table:table-cell>
          <table:table-cell table:style-name="ce2" office:value-type="float" office:value="0.231969" calcext:value-type="float">
            <text:p>0,231969</text:p>
          </table:table-cell>
          <table:table-cell table:style-name="ce2" office:value-type="float" office:value="0.345566" calcext:value-type="float">
            <text:p>0,345566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0459608" calcext:value-type="float">
            <text:p>0,0459608</text:p>
          </table:table-cell>
          <table:table-cell table:style-name="ce2" office:value-type="float" office:value="0.168011" calcext:value-type="float">
            <text:p>0,168011</text:p>
          </table:table-cell>
          <table:table-cell table:style-name="ce2" office:value-type="float" office:value="0.18089" calcext:value-type="float">
            <text:p>0,18089</text:p>
          </table:table-cell>
          <table:table-cell table:number-columns-repeated="3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165278" calcext:value-type="float">
            <text:p>0,165278</text:p>
          </table:table-cell>
          <table:table-cell table:style-name="ce2" office:value-type="float" office:value="0.578249" calcext:value-type="float">
            <text:p>0,578249</text:p>
          </table:table-cell>
          <table:table-cell table:style-name="ce2" office:value-type="float" office:value="0.737201" calcext:value-type="float">
            <text:p>0,737201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874576" calcext:value-type="float">
            <text:p>0,0874576</text:p>
          </table:table-cell>
          <table:table-cell table:style-name="ce2" office:value-type="float" office:value="0.208054" calcext:value-type="float">
            <text:p>0,208054</text:p>
          </table:table-cell>
          <table:table-cell table:style-name="ce2" office:value-type="float" office:value="0.221626" calcext:value-type="float">
            <text:p>0,221626</text:p>
          </table:table-cell>
          <table:table-cell table:number-columns-repeated="3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361635" calcext:value-type="float">
            <text:p>0,361635</text:p>
          </table:table-cell>
          <table:table-cell table:style-name="ce2" office:value-type="float" office:value="0.722408" calcext:value-type="float">
            <text:p>0,722408</text:p>
          </table:table-cell>
          <table:table-cell table:style-name="ce2" office:value-type="float" office:value="0.776978" calcext:value-type="float">
            <text:p>0,776978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132512" calcext:value-type="float">
            <text:p>0,132512</text:p>
          </table:table-cell>
          <table:table-cell table:style-name="ce2" office:value-type="float" office:value="0.225895" calcext:value-type="float">
            <text:p>0,225895</text:p>
          </table:table-cell>
          <table:table-cell table:style-name="ce2" office:value-type="float" office:value="0.231857" calcext:value-type="float">
            <text:p>0,231857</text:p>
          </table:table-cell>
          <table:table-cell table:number-columns-repeated="3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534279" calcext:value-type="float">
            <text:p>0,534279</text:p>
          </table:table-cell>
          <table:table-cell table:style-name="ce2" office:value-type="float" office:value="0.772563" calcext:value-type="float">
            <text:p>0,772563</text:p>
          </table:table-cell>
          <table:table-cell table:style-name="ce2" office:value-type="float" office:value="0.778182" calcext:value-type="float">
            <text:p>0,778182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166448" calcext:value-type="float">
            <text:p>0,166448</text:p>
          </table:table-cell>
          <table:table-cell table:number-columns-repeated="2" table:style-name="ce2" office:value-type="float" office:value="0.232734" calcext:value-type="float">
            <text:p>0,232734</text:p>
          </table:table-cell>
          <table:table-cell table:number-columns-repeated="3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702875" calcext:value-type="float">
            <text:p>0,702875</text:p>
          </table:table-cell>
          <table:table-cell table:number-columns-repeated="2" table:style-name="ce2" office:value-type="float" office:value="0.778182" calcext:value-type="float">
            <text:p>0,778182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18806" calcext:value-type="float">
            <text:p>0,18806</text:p>
          </table:table-cell>
          <table:table-cell table:style-name="ce2" office:value-type="float" office:value="0.234063" calcext:value-type="float">
            <text:p>0,234063</text:p>
          </table:table-cell>
          <table:table-cell table:style-name="ce2" office:value-type="float" office:value="0.23384" calcext:value-type="float">
            <text:p>0,23384</text:p>
          </table:table-cell>
          <table:table-cell table:number-columns-repeated="3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746575" calcext:value-type="float">
            <text:p>0,746575</text:p>
          </table:table-cell>
          <table:table-cell table:number-columns-repeated="2" table:style-name="ce2" office:value-type="float" office:value="0.778182" calcext:value-type="float">
            <text:p>0,778182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199521" calcext:value-type="float">
            <text:p>0,199521</text:p>
          </table:table-cell>
          <table:table-cell table:style-name="ce2" office:value-type="float" office:value="0.234063" calcext:value-type="float">
            <text:p>0,234063</text:p>
          </table:table-cell>
          <table:table-cell table:style-name="ce2" office:value-type="float" office:value="0.23384" calcext:value-type="float">
            <text:p>0,23384</text:p>
          </table:table-cell>
          <table:table-cell table:number-columns-repeated="3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762238" calcext:value-type="float">
            <text:p>0,762238</text:p>
          </table:table-cell>
          <table:table-cell table:number-columns-repeated="2" table:style-name="ce2" office:value-type="float" office:value="0.778182" calcext:value-type="float">
            <text:p>0,778182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211506" calcext:value-type="float">
            <text:p>0,211506</text:p>
          </table:table-cell>
          <table:table-cell table:number-columns-repeated="2" table:style-name="ce2" office:value-type="float" office:value="0.234063" calcext:value-type="float">
            <text:p>0,234063</text:p>
          </table:table-cell>
          <table:table-cell table:number-columns-repeated="3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772563" calcext:value-type="float">
            <text:p>0,772563</text:p>
          </table:table-cell>
          <table:table-cell table:number-columns-repeated="2" table:style-name="ce2" office:value-type="float" office:value="0.778182" calcext:value-type="float">
            <text:p>0,778182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216973" calcext:value-type="float">
            <text:p>0,216973</text:p>
          </table:table-cell>
          <table:table-cell table:number-columns-repeated="2" table:style-name="ce2" office:value-type="float" office:value="0.234063" calcext:value-type="float">
            <text:p>0,234063</text:p>
          </table:table-cell>
          <table:table-cell table:number-columns-repeated="3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775362" calcext:value-type="float">
            <text:p>0,775362</text:p>
          </table:table-cell>
          <table:table-cell table:number-columns-repeated="2" table:style-name="ce2" office:value-type="float" office:value="0.778182" calcext:value-type="float">
            <text:p>0,778182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221231" calcext:value-type="float">
            <text:p>0,221231</text:p>
          </table:table-cell>
          <table:table-cell table:number-columns-repeated="2" table:style-name="ce2" office:value-type="float" office:value="0.234063" calcext:value-type="float">
            <text:p>0,234063</text:p>
          </table:table-cell>
          <table:table-cell table:number-columns-repeated="3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775362" calcext:value-type="float">
            <text:p>0,775362</text:p>
          </table:table-cell>
          <table:table-cell table:number-columns-repeated="2" table:style-name="ce2" office:value-type="float" office:value="0.778182" calcext:value-type="float">
            <text:p>0,7781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 style:data-style-name="N2" text:time-value="15:49:55.103540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4:28:14.249557890</meta:creation-date>
    <meta:editing-duration>PT9M57S</meta:editing-duration>
    <meta:editing-cycles>5</meta:editing-cycles>
    <meta:generator>LibreOffice/4.4.2.2$Linux_X86_64 LibreOffice_project/40m0$Build-2</meta:generator>
    <dc:date>2015-10-23T16:30:01.647359574</dc:date>
    <meta:document-statistic meta:table-count="1" meta:cell-count="38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437cm" svg:y="3.706cm" style:legend-expansion="high" chart:style-name="ch2"/>
        <chart:plot-area chart:style-name="ch3" table:cell-range-address="Sheet1.A3:Sheet1.D14" chart:data-source-has-labels="row" svg:x="0.319cm" svg:y="0.18cm" svg:width="12.799cm" svg:height="8.646cm">
          <chartooo:coordinate-region svg:x="1.046cm" svg:y="0.379cm" svg:width="11.79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4" chart:label-cell-address="Sheet1.B3:Sheet1.B3" chart:class="chart:scatter">
            <chart:domain table:cell-range-address="Sheet1.A4:Sheet1.A14"/>
            <chart:data-point chart:repeated="11"/>
          </chart:series>
          <chart:series chart:style-name="ch7" chart:values-cell-range-address="Sheet1.C4:Sheet1.C14" chart:label-cell-address="Sheet1.C3:Sheet1.C3" chart:class="chart:scatter">
            <chart:data-point chart:repeated="11"/>
          </chart:series>
          <chart:series chart:style-name="ch8" chart:values-cell-range-address="Sheet1.D4:Sheet1.D14" chart:label-cell-address="Sheet1.D3:Sheet1.D3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nal L</text:p>
                <draw:g>
                  <svg:desc>Sheet1.B3:Sheet1.B3</svg:desc>
                </draw:g>
              </table:table-cell>
              <table:table-cell office:value-type="string">
                <text:p>Canal A</text:p>
                <draw:g>
                  <svg:desc>Sheet1.C3:Sheet1.C3</svg:desc>
                </draw:g>
              </table:table-cell>
              <table:table-cell office:value-type="string">
                <text:p>Canal B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14</svg:desc>
                </draw:g>
              </table:table-cell>
              <table:table-cell office:value-type="float" office:value="0.0340976">
                <text:p>0.0340976</text:p>
                <draw:g>
                  <svg:desc>Sheet1.B4:Sheet1.B14</svg:desc>
                </draw:g>
              </table:table-cell>
              <table:table-cell office:value-type="float" office:value="0.0370382">
                <text:p>0.0370382</text:p>
                <draw:g>
                  <svg:desc>Sheet1.C4:Sheet1.C14</svg:desc>
                </draw:g>
              </table:table-cell>
              <table:table-cell office:value-type="float" office:value="0.0363651">
                <text:p>0.0363651</text:p>
                <draw:g>
                  <svg:desc>Sheet1.D4:Sheet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95051">
                <text:p>0.195051</text:p>
              </table:table-cell>
              <table:table-cell office:value-type="float" office:value="0.513581">
                <text:p>0.513581</text:p>
              </table:table-cell>
              <table:table-cell office:value-type="float" office:value="0.608305">
                <text:p>0.608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424643">
                <text:p>0.424643</text:p>
              </table:table-cell>
              <table:table-cell office:value-type="float" office:value="0.705653">
                <text:p>0.705653</text:p>
              </table:table-cell>
              <table:table-cell office:value-type="float" office:value="0.632137">
                <text:p>0.632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602769">
                <text:p>0.602769</text:p>
              </table:table-cell>
              <table:table-cell office:value-type="float" office:value="0.647977">
                <text:p>0.647977</text:p>
              </table:table-cell>
              <table:table-cell office:value-type="float" office:value="0.62831">
                <text:p>0.628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690482">
                <text:p>0.690482</text:p>
              </table:table-cell>
              <table:table-cell office:value-type="float" office:value="0.636689">
                <text:p>0.636689</text:p>
              </table:table-cell>
              <table:table-cell office:value-type="float" office:value="0.627348">
                <text:p>0.6273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710069">
                <text:p>0.710069</text:p>
              </table:table-cell>
              <table:table-cell office:value-type="float" office:value="0.630335">
                <text:p>0.630335</text:p>
              </table:table-cell>
              <table:table-cell office:value-type="float" office:value="0.627348">
                <text:p>0.627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694277">
                <text:p>0.694277</text:p>
              </table:table-cell>
              <table:table-cell office:value-type="float" office:value="0.627348">
                <text:p>0.627348</text:p>
              </table:table-cell>
              <table:table-cell office:value-type="float" office:value="0.627348">
                <text:p>0.627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684274">
                <text:p>0.684274</text:p>
              </table:table-cell>
              <table:table-cell office:value-type="float" office:value="0.627348">
                <text:p>0.627348</text:p>
              </table:table-cell>
              <table:table-cell office:value-type="float" office:value="0.627348">
                <text:p>0.6273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666667">
                <text:p>0.666667</text:p>
              </table:table-cell>
              <table:table-cell office:value-type="float" office:value="0.627348">
                <text:p>0.627348</text:p>
              </table:table-cell>
              <table:table-cell office:value-type="float" office:value="0.627348">
                <text:p>0.627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651635">
                <text:p>0.651635</text:p>
              </table:table-cell>
              <table:table-cell office:value-type="float" office:value="0.627348">
                <text:p>0.627348</text:p>
              </table:table-cell>
              <table:table-cell office:value-type="float" office:value="0.627348">
                <text:p>0.6273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643478">
                <text:p>0.643478</text:p>
              </table:table-cell>
              <table:table-cell office:value-type="float" office:value="0.627348">
                <text:p>0.627348</text:p>
              </table:table-cell>
              <table:table-cell office:value-type="float" office:value="0.627348">
                <text:p>0.6273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437cm" svg:y="3.705cm" style:legend-expansion="high" chart:style-name="ch2"/>
        <chart:plot-area chart:style-name="ch3" table:cell-range-address="Sheet1.H3:Sheet1.K14" chart:data-source-has-labels="row" svg:x="0.319cm" svg:y="0.18cm" svg:width="12.799cm" svg:height="8.645cm">
          <chartooo:coordinate-region svg:x="1.046cm" svg:y="0.38cm" svg:width="11.792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4:Sheet1.I14" chart:label-cell-address="Sheet1.I3:Sheet1.I3" chart:class="chart:scatter">
            <chart:domain table:cell-range-address="Sheet1.H4:Sheet1.H14"/>
            <chart:data-point chart:repeated="11"/>
          </chart:series>
          <chart:series chart:style-name="ch7" chart:values-cell-range-address="Sheet1.J4:Sheet1.J14" chart:label-cell-address="Sheet1.J3:Sheet1.J3" chart:class="chart:scatter">
            <chart:data-point chart:repeated="11"/>
          </chart:series>
          <chart:series chart:style-name="ch8" chart:values-cell-range-address="Sheet1.K4:Sheet1.K14" chart:label-cell-address="Sheet1.K3:Sheet1.K3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anal L</text:p>
                <draw:g>
                  <svg:desc>Sheet1.I3:Sheet1.I3</svg:desc>
                </draw:g>
              </table:table-cell>
              <table:table-cell office:value-type="string">
                <text:p>Canal A</text:p>
                <draw:g>
                  <svg:desc>Sheet1.J3:Sheet1.J3</svg:desc>
                </draw:g>
              </table:table-cell>
              <table:table-cell office:value-type="string">
                <text:p>Canal B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:Sheet1.H14</svg:desc>
                </draw:g>
              </table:table-cell>
              <table:table-cell office:value-type="float" office:value="0.0927456">
                <text:p>0.0927456</text:p>
                <draw:g>
                  <svg:desc>Sheet1.I4:Sheet1.I14</svg:desc>
                </draw:g>
              </table:table-cell>
              <table:table-cell office:value-type="float" office:value="0.0913303">
                <text:p>0.0913303</text:p>
                <draw:g>
                  <svg:desc>Sheet1.J4:Sheet1.J14</svg:desc>
                </draw:g>
              </table:table-cell>
              <table:table-cell office:value-type="float" office:value="0.0934659">
                <text:p>0.0934659</text:p>
                <draw:g>
                  <svg:desc>Sheet1.K4:Sheet1.K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483372">
                <text:p>0.483372</text:p>
              </table:table-cell>
              <table:table-cell office:value-type="float" office:value="0.586028">
                <text:p>0.586028</text:p>
              </table:table-cell>
              <table:table-cell office:value-type="float" office:value="0.571244">
                <text:p>0.571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644583">
                <text:p>0.644583</text:p>
              </table:table-cell>
              <table:table-cell office:value-type="float" office:value="0.519461">
                <text:p>0.519461</text:p>
              </table:table-cell>
              <table:table-cell office:value-type="float" office:value="0.508966">
                <text:p>0.508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618655">
                <text:p>0.618655</text:p>
              </table:table-cell>
              <table:table-cell office:value-type="float" office:value="0.504817">
                <text:p>0.504817</text:p>
              </table:table-cell>
              <table:table-cell office:value-type="float" office:value="0.494373">
                <text:p>0.4943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584176">
                <text:p>0.584176</text:p>
              </table:table-cell>
              <table:table-cell office:value-type="float" office:value="0.494757">
                <text:p>0.494757</text:p>
              </table:table-cell>
              <table:table-cell office:value-type="float" office:value="0.493193">
                <text:p>0.493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565107">
                <text:p>0.565107</text:p>
              </table:table-cell>
              <table:table-cell office:value-type="float" office:value="0.493193">
                <text:p>0.493193</text:p>
              </table:table-cell>
              <table:table-cell office:value-type="float" office:value="0.492607">
                <text:p>0.4926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541993">
                <text:p>0.541993</text:p>
              </table:table-cell>
              <table:table-cell office:value-type="float" office:value="0.492607">
                <text:p>0.492607</text:p>
              </table:table-cell>
              <table:table-cell office:value-type="float" office:value="0.492607">
                <text:p>0.492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529501">
                <text:p>0.529501</text:p>
              </table:table-cell>
              <table:table-cell office:value-type="float" office:value="0.492607">
                <text:p>0.492607</text:p>
              </table:table-cell>
              <table:table-cell office:value-type="float" office:value="0.492607">
                <text:p>0.492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511699">
                <text:p>0.511699</text:p>
              </table:table-cell>
              <table:table-cell office:value-type="float" office:value="0.492607">
                <text:p>0.492607</text:p>
              </table:table-cell>
              <table:table-cell office:value-type="float" office:value="0.492607">
                <text:p>0.492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508657">
                <text:p>0.508657</text:p>
              </table:table-cell>
              <table:table-cell office:value-type="float" office:value="0.492607">
                <text:p>0.492607</text:p>
              </table:table-cell>
              <table:table-cell office:value-type="float" office:value="0.492607">
                <text:p>0.4926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504247">
                <text:p>0.504247</text:p>
              </table:table-cell>
              <table:table-cell office:value-type="float" office:value="0.492607">
                <text:p>0.492607</text:p>
              </table:table-cell>
              <table:table-cell office:value-type="float" office:value="0.492607">
                <text:p>0.4926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3.703cm" style:legend-expansion="high" chart:style-name="ch2"/>
        <chart:plot-area chart:style-name="ch3" table:cell-range-address="Sheet1.A39:Sheet1.D50" chart:data-source-has-labels="row" svg:x="0.32cm" svg:y="0.18cm" svg:width="12.799cm" svg:height="8.64cm">
          <chartooo:coordinate-region svg:x="1.047cm" svg:y="0.38cm" svg:width="11.79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0:Sheet1.B50" chart:label-cell-address="Sheet1.B39:Sheet1.B39" chart:class="chart:scatter">
            <chart:domain table:cell-range-address="Sheet1.A40:Sheet1.A50"/>
            <chart:data-point chart:repeated="11"/>
          </chart:series>
          <chart:series chart:style-name="ch7" chart:values-cell-range-address="Sheet1.C40:Sheet1.C50" chart:label-cell-address="Sheet1.C39:Sheet1.C39" chart:class="chart:scatter">
            <chart:data-point chart:repeated="11"/>
          </chart:series>
          <chart:series chart:style-name="ch8" chart:values-cell-range-address="Sheet1.D40:Sheet1.D50" chart:label-cell-address="Sheet1.D39:Sheet1.D39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nal L</text:p>
                <draw:g>
                  <svg:desc>Sheet1.B39:Sheet1.B39</svg:desc>
                </draw:g>
              </table:table-cell>
              <table:table-cell office:value-type="string">
                <text:p>Canal A</text:p>
                <draw:g>
                  <svg:desc>Sheet1.C39:Sheet1.C39</svg:desc>
                </draw:g>
              </table:table-cell>
              <table:table-cell office:value-type="string">
                <text:p>Canal B</text:p>
                <draw:g>
                  <svg:desc>Sheet1.D39:Sheet1.D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0:Sheet1.A50</svg:desc>
                </draw:g>
              </table:table-cell>
              <table:table-cell office:value-type="float" office:value="0.0338328">
                <text:p>0.0338328</text:p>
                <draw:g>
                  <svg:desc>Sheet1.B40:Sheet1.B50</svg:desc>
                </draw:g>
              </table:table-cell>
              <table:table-cell office:value-type="float" office:value="0.0339802">
                <text:p>0.0339802</text:p>
                <draw:g>
                  <svg:desc>Sheet1.C40:Sheet1.C50</svg:desc>
                </draw:g>
              </table:table-cell>
              <table:table-cell office:value-type="float" office:value="0.0338474">
                <text:p>0.0338474</text:p>
                <draw:g>
                  <svg:desc>Sheet1.D40:Sheet1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952655">
                <text:p>0.0952655</text:p>
              </table:table-cell>
              <table:table-cell office:value-type="float" office:value="0.387205">
                <text:p>0.387205</text:p>
              </table:table-cell>
              <table:table-cell office:value-type="float" office:value="0.297861">
                <text:p>0.2978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186699">
                <text:p>0.186699</text:p>
              </table:table-cell>
              <table:table-cell office:value-type="float" office:value="0.515178">
                <text:p>0.515178</text:p>
              </table:table-cell>
              <table:table-cell office:value-type="float" office:value="0.486743">
                <text:p>0.486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276366">
                <text:p>0.276366</text:p>
              </table:table-cell>
              <table:table-cell office:value-type="float" office:value="0.538052">
                <text:p>0.538052</text:p>
              </table:table-cell>
              <table:table-cell office:value-type="float" office:value="0.530661">
                <text:p>0.5306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347819">
                <text:p>0.347819</text:p>
              </table:table-cell>
              <table:table-cell office:value-type="float" office:value="0.54196">
                <text:p>0.54196</text:p>
              </table:table-cell>
              <table:table-cell office:value-type="float" office:value="0.543265">
                <text:p>0.543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40613">
                <text:p>0.40613</text:p>
              </table:table-cell>
              <table:table-cell office:value-type="float" office:value="0.542291">
                <text:p>0.542291</text:p>
              </table:table-cell>
              <table:table-cell office:value-type="float" office:value="0.543964">
                <text:p>0.543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45173">
                <text:p>0.45173</text:p>
              </table:table-cell>
              <table:table-cell office:value-type="float" office:value="0.543341">
                <text:p>0.543341</text:p>
              </table:table-cell>
              <table:table-cell office:value-type="float" office:value="0.542959">
                <text:p>0.5429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48327">
                <text:p>0.48327</text:p>
              </table:table-cell>
              <table:table-cell office:value-type="float" office:value="0.543545">
                <text:p>0.543545</text:p>
              </table:table-cell>
              <table:table-cell office:value-type="float" office:value="0.54331">
                <text:p>0.543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507227">
                <text:p>0.507227</text:p>
              </table:table-cell>
              <table:table-cell office:value-type="float" office:value="0.543074">
                <text:p>0.543074</text:p>
              </table:table-cell>
              <table:table-cell office:value-type="float" office:value="0.543074">
                <text:p>0.5430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527718">
                <text:p>0.527718</text:p>
              </table:table-cell>
              <table:table-cell office:value-type="float" office:value="0.543074">
                <text:p>0.543074</text:p>
              </table:table-cell>
              <table:table-cell office:value-type="float" office:value="0.543074">
                <text:p>0.5430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53157">
                <text:p>0.53157</text:p>
              </table:table-cell>
              <table:table-cell office:value-type="float" office:value="0.543074">
                <text:p>0.543074</text:p>
              </table:table-cell>
              <table:table-cell office:value-type="float" office:value="0.543074">
                <text:p>0.5430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3.438cm" svg:y="3.705cm" style:legend-expansion="high" chart:style-name="ch2"/>
        <chart:plot-area chart:style-name="ch3" table:cell-range-address="Sheet1.H39:Sheet1.K50" chart:data-source-has-labels="row" svg:x="0.319cm" svg:y="0.18cm" svg:width="12.8cm" svg:height="8.645cm">
          <chartooo:coordinate-region svg:x="1.046cm" svg:y="0.379cm" svg:width="11.79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40:Sheet1.I50" chart:label-cell-address="Sheet1.I39:Sheet1.I39" chart:class="chart:scatter">
            <chart:domain table:cell-range-address="Sheet1.H40:Sheet1.H50"/>
            <chart:data-point chart:repeated="11"/>
          </chart:series>
          <chart:series chart:style-name="ch7" chart:values-cell-range-address="Sheet1.J40:Sheet1.J50" chart:label-cell-address="Sheet1.J39:Sheet1.J39" chart:class="chart:scatter">
            <chart:data-point chart:repeated="11"/>
          </chart:series>
          <chart:series chart:style-name="ch8" chart:values-cell-range-address="Sheet1.K40:Sheet1.K50" chart:label-cell-address="Sheet1.K39:Sheet1.K39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anal L</text:p>
                <draw:g>
                  <svg:desc>Sheet1.I39:Sheet1.I39</svg:desc>
                </draw:g>
              </table:table-cell>
              <table:table-cell office:value-type="string">
                <text:p>Canal A</text:p>
                <draw:g>
                  <svg:desc>Sheet1.J39:Sheet1.J39</svg:desc>
                </draw:g>
              </table:table-cell>
              <table:table-cell office:value-type="string">
                <text:p>Canal B</text:p>
                <draw:g>
                  <svg:desc>Sheet1.K39:Sheet1.K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0:Sheet1.H50</svg:desc>
                </draw:g>
              </table:table-cell>
              <table:table-cell office:value-type="float" office:value="0.129421">
                <text:p>0.129421</text:p>
                <draw:g>
                  <svg:desc>Sheet1.I40:Sheet1.I50</svg:desc>
                </draw:g>
              </table:table-cell>
              <table:table-cell office:value-type="float" office:value="0.125357">
                <text:p>0.125357</text:p>
                <draw:g>
                  <svg:desc>Sheet1.J40:Sheet1.J50</svg:desc>
                </draw:g>
              </table:table-cell>
              <table:table-cell office:value-type="float" office:value="0.122178">
                <text:p>0.122178</text:p>
                <draw:g>
                  <svg:desc>Sheet1.K40:Sheet1.K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3874">
                <text:p>0.3874</text:p>
              </table:table-cell>
              <table:table-cell office:value-type="float" office:value="0.658752">
                <text:p>0.658752</text:p>
              </table:table-cell>
              <table:table-cell office:value-type="float" office:value="0.603202">
                <text:p>0.603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64223">
                <text:p>0.64223</text:p>
              </table:table-cell>
              <table:table-cell office:value-type="float" office:value="0.600355">
                <text:p>0.600355</text:p>
              </table:table-cell>
              <table:table-cell office:value-type="float" office:value="0.625392">
                <text:p>0.625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688249">
                <text:p>0.688249</text:p>
              </table:table-cell>
              <table:table-cell office:value-type="float" office:value="0.580024">
                <text:p>0.580024</text:p>
              </table:table-cell>
              <table:table-cell office:value-type="float" office:value="0.584625">
                <text:p>0.584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678861">
                <text:p>0.678861</text:p>
              </table:table-cell>
              <table:table-cell office:value-type="float" office:value="0.574449">
                <text:p>0.574449</text:p>
              </table:table-cell>
              <table:table-cell office:value-type="float" office:value="0.574449">
                <text:p>0.5744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666483">
                <text:p>0.666483</text:p>
              </table:table-cell>
              <table:table-cell office:value-type="float" office:value="0.572293">
                <text:p>0.572293</text:p>
              </table:table-cell>
              <table:table-cell office:value-type="float" office:value="0.572293">
                <text:p>0.5722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638794">
                <text:p>0.638794</text:p>
              </table:table-cell>
              <table:table-cell office:value-type="float" office:value="0.571861">
                <text:p>0.571861</text:p>
              </table:table-cell>
              <table:table-cell office:value-type="float" office:value="0.572293">
                <text:p>0.5722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625543">
                <text:p>0.625543</text:p>
              </table:table-cell>
              <table:table-cell office:value-type="float" office:value="0.571861">
                <text:p>0.571861</text:p>
              </table:table-cell>
              <table:table-cell office:value-type="float" office:value="0.572293">
                <text:p>0.5722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602189">
                <text:p>0.602189</text:p>
              </table:table-cell>
              <table:table-cell office:value-type="float" office:value="0.571861">
                <text:p>0.571861</text:p>
              </table:table-cell>
              <table:table-cell office:value-type="float" office:value="0.571861">
                <text:p>0.571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591112">
                <text:p>0.591112</text:p>
              </table:table-cell>
              <table:table-cell office:value-type="float" office:value="0.571861">
                <text:p>0.571861</text:p>
              </table:table-cell>
              <table:table-cell office:value-type="float" office:value="0.571861">
                <text:p>0.5718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587496">
                <text:p>0.587496</text:p>
              </table:table-cell>
              <table:table-cell office:value-type="float" office:value="0.571861">
                <text:p>0.571861</text:p>
              </table:table-cell>
              <table:table-cell office:value-type="float" office:value="0.571861">
                <text:p>0.5718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437cm" svg:y="3.706cm" style:legend-expansion="high" chart:style-name="ch2"/>
        <chart:plot-area chart:style-name="ch3" table:cell-range-address="Sheet1.A74:Sheet1.D84" chart:data-source-has-labels="row" svg:x="0.319cm" svg:y="0.18cm" svg:width="12.799cm" svg:height="8.646cm">
          <chartooo:coordinate-region svg:x="1.046cm" svg:y="0.379cm" svg:width="11.79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5:Sheet1.B84" chart:label-cell-address="Sheet1.B74:Sheet1.B74" chart:class="chart:scatter">
            <chart:domain table:cell-range-address="Sheet1.A75:Sheet1.A84"/>
            <chart:data-point chart:repeated="10"/>
          </chart:series>
          <chart:series chart:style-name="ch7" chart:values-cell-range-address="Sheet1.C75:Sheet1.C84" chart:label-cell-address="Sheet1.C74:Sheet1.C74" chart:class="chart:scatter">
            <chart:data-point chart:repeated="10"/>
          </chart:series>
          <chart:series chart:style-name="ch8" chart:values-cell-range-address="Sheet1.D75:Sheet1.D84" chart:label-cell-address="Sheet1.D74:Sheet1.D74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nal L</text:p>
                <draw:g>
                  <svg:desc>Sheet1.B74:Sheet1.B74</svg:desc>
                </draw:g>
              </table:table-cell>
              <table:table-cell office:value-type="string">
                <text:p>Canal A</text:p>
                <draw:g>
                  <svg:desc>Sheet1.C74:Sheet1.C74</svg:desc>
                </draw:g>
              </table:table-cell>
              <table:table-cell office:value-type="string">
                <text:p>Canal B</text:p>
                <draw:g>
                  <svg:desc>Sheet1.D74:Sheet1.D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75:Sheet1.A84</svg:desc>
                </draw:g>
              </table:table-cell>
              <table:table-cell office:value-type="float" office:value="0.0612969">
                <text:p>0.0612969</text:p>
                <draw:g>
                  <svg:desc>Sheet1.B75:Sheet1.B84</svg:desc>
                </draw:g>
              </table:table-cell>
              <table:table-cell office:value-type="float" office:value="0.236239">
                <text:p>0.236239</text:p>
                <draw:g>
                  <svg:desc>Sheet1.C75:Sheet1.C84</svg:desc>
                </draw:g>
              </table:table-cell>
              <table:table-cell office:value-type="float" office:value="0.23899">
                <text:p>0.23899</text:p>
                <draw:g>
                  <svg:desc>Sheet1.D75:Sheet1.D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126253">
                <text:p>0.126253</text:p>
              </table:table-cell>
              <table:table-cell office:value-type="float" office:value="0.561056">
                <text:p>0.561056</text:p>
              </table:table-cell>
              <table:table-cell office:value-type="float" office:value="0.534454">
                <text:p>0.5344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200768">
                <text:p>0.200768</text:p>
              </table:table-cell>
              <table:table-cell office:value-type="float" office:value="0.649485">
                <text:p>0.649485</text:p>
              </table:table-cell>
              <table:table-cell office:value-type="float" office:value="0.605317">
                <text:p>0.6053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284658">
                <text:p>0.284658</text:p>
              </table:table-cell>
              <table:table-cell office:value-type="float" office:value="0.652174">
                <text:p>0.652174</text:p>
              </table:table-cell>
              <table:table-cell office:value-type="float" office:value="0.643249">
                <text:p>0.6432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37568">
                <text:p>0.37568</text:p>
              </table:table-cell>
              <table:table-cell office:value-type="float" office:value="0.649724">
                <text:p>0.649724</text:p>
              </table:table-cell>
              <table:table-cell office:value-type="float" office:value="0.648889">
                <text:p>0.64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459742">
                <text:p>0.459742</text:p>
              </table:table-cell>
              <table:table-cell office:value-type="float" office:value="0.648948">
                <text:p>0.648948</text:p>
              </table:table-cell>
              <table:table-cell office:value-type="float" office:value="0.649611">
                <text:p>0.6496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502505">
                <text:p>0.502505</text:p>
              </table:table-cell>
              <table:table-cell office:value-type="float" office:value="0.650334">
                <text:p>0.650334</text:p>
              </table:table-cell>
              <table:table-cell office:value-type="float" office:value="0.650334">
                <text:p>0.6503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549378">
                <text:p>0.549378</text:p>
              </table:table-cell>
              <table:table-cell office:value-type="float" office:value="0.650334">
                <text:p>0.650334</text:p>
              </table:table-cell>
              <table:table-cell office:value-type="float" office:value="0.650334">
                <text:p>0.650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562664">
                <text:p>0.562664</text:p>
              </table:table-cell>
              <table:table-cell office:value-type="float" office:value="0.650334">
                <text:p>0.650334</text:p>
              </table:table-cell>
              <table:table-cell office:value-type="float" office:value="0.650334">
                <text:p>0.6503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586895">
                <text:p>0.586895</text:p>
              </table:table-cell>
              <table:table-cell office:value-type="float" office:value="0.650334">
                <text:p>0.650334</text:p>
              </table:table-cell>
              <table:table-cell office:value-type="float" office:value="0.650334">
                <text:p>0.6503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437cm" svg:y="3.705cm" style:legend-expansion="high" chart:style-name="ch2"/>
        <chart:plot-area chart:style-name="ch3" table:cell-range-address="Sheet1.H74:Sheet1.K84" chart:data-source-has-labels="row" svg:x="0.319cm" svg:y="0.18cm" svg:width="12.799cm" svg:height="8.645cm">
          <chartooo:coordinate-region svg:x="1.046cm" svg:y="0.38cm" svg:width="11.792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75:Sheet1.I84" chart:label-cell-address="Sheet1.I74:Sheet1.I74" chart:class="chart:scatter">
            <chart:domain table:cell-range-address="Sheet1.H75:Sheet1.H84"/>
            <chart:data-point chart:repeated="10"/>
          </chart:series>
          <chart:series chart:style-name="ch7" chart:values-cell-range-address="Sheet1.J75:Sheet1.J84" chart:label-cell-address="Sheet1.J74:Sheet1.J74" chart:class="chart:scatter">
            <chart:data-point chart:repeated="10"/>
          </chart:series>
          <chart:series chart:style-name="ch8" chart:values-cell-range-address="Sheet1.K75:Sheet1.K84" chart:label-cell-address="Sheet1.K74:Sheet1.K74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anal L</text:p>
                <draw:g>
                  <svg:desc>Sheet1.I74:Sheet1.I74</svg:desc>
                </draw:g>
              </table:table-cell>
              <table:table-cell office:value-type="string">
                <text:p>Canal A</text:p>
                <draw:g>
                  <svg:desc>Sheet1.J74:Sheet1.J74</svg:desc>
                </draw:g>
              </table:table-cell>
              <table:table-cell office:value-type="string">
                <text:p>Canal B</text:p>
                <draw:g>
                  <svg:desc>Sheet1.K74:Sheet1.K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H75:Sheet1.H84</svg:desc>
                </draw:g>
              </table:table-cell>
              <table:table-cell office:value-type="float" office:value="0.234875">
                <text:p>0.234875</text:p>
                <draw:g>
                  <svg:desc>Sheet1.I75:Sheet1.I84</svg:desc>
                </draw:g>
              </table:table-cell>
              <table:table-cell office:value-type="float" office:value="0.501594">
                <text:p>0.501594</text:p>
                <draw:g>
                  <svg:desc>Sheet1.J75:Sheet1.J84</svg:desc>
                </draw:g>
              </table:table-cell>
              <table:table-cell office:value-type="float" office:value="0.436761">
                <text:p>0.436761</text:p>
                <draw:g>
                  <svg:desc>Sheet1.K75:Sheet1.K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397068">
                <text:p>0.397068</text:p>
              </table:table-cell>
              <table:table-cell office:value-type="float" office:value="0.569579">
                <text:p>0.569579</text:p>
              </table:table-cell>
              <table:table-cell office:value-type="float" office:value="0.495652">
                <text:p>0.495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5155">
                <text:p>0.5155</text:p>
              </table:table-cell>
              <table:table-cell office:value-type="float" office:value="0.56446">
                <text:p>0.56446</text:p>
              </table:table-cell>
              <table:table-cell office:value-type="float" office:value="0.536667">
                <text:p>0.53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559116">
                <text:p>0.559116</text:p>
              </table:table-cell>
              <table:table-cell office:value-type="float" office:value="0.555752">
                <text:p>0.555752</text:p>
              </table:table-cell>
              <table:table-cell office:value-type="float" office:value="0.551845">
                <text:p>0.551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573281">
                <text:p>0.573281</text:p>
              </table:table-cell>
              <table:table-cell office:value-type="float" office:value="0.544803">
                <text:p>0.544803</text:p>
              </table:table-cell>
              <table:table-cell office:value-type="float" office:value="0.544803">
                <text:p>0.5448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564972">
                <text:p>0.564972</text:p>
              </table:table-cell>
              <table:table-cell office:value-type="float" office:value="0.54219">
                <text:p>0.54219</text:p>
              </table:table-cell>
              <table:table-cell office:value-type="float" office:value="0.54219">
                <text:p>0.542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561562">
                <text:p>0.561562</text:p>
              </table:table-cell>
              <table:table-cell office:value-type="float" office:value="0.54219">
                <text:p>0.54219</text:p>
              </table:table-cell>
              <table:table-cell office:value-type="float" office:value="0.54219">
                <text:p>0.542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565217">
                <text:p>0.565217</text:p>
              </table:table-cell>
              <table:table-cell office:value-type="float" office:value="0.54219">
                <text:p>0.54219</text:p>
              </table:table-cell>
              <table:table-cell office:value-type="float" office:value="0.54219">
                <text:p>0.54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571429">
                <text:p>0.571429</text:p>
              </table:table-cell>
              <table:table-cell office:value-type="float" office:value="0.54219">
                <text:p>0.54219</text:p>
              </table:table-cell>
              <table:table-cell office:value-type="float" office:value="0.54219">
                <text:p>0.542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567261">
                <text:p>0.567261</text:p>
              </table:table-cell>
              <table:table-cell office:value-type="float" office:value="0.54219">
                <text:p>0.54219</text:p>
              </table:table-cell>
              <table:table-cell office:value-type="float" office:value="0.54219">
                <text:p>0.5421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437cm" svg:y="3.705cm" style:legend-expansion="high" chart:style-name="ch2"/>
        <chart:plot-area chart:style-name="ch3" table:cell-range-address="Sheet1.A109:Sheet1.D119" chart:data-source-has-labels="row" svg:x="0.319cm" svg:y="0.18cm" svg:width="12.799cm" svg:height="8.645cm">
          <chartooo:coordinate-region svg:x="1.231cm" svg:y="0.379cm" svg:width="11.60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10:Sheet1.B119" chart:label-cell-address="Sheet1.B109:Sheet1.B109" chart:class="chart:scatter">
            <chart:domain table:cell-range-address="Sheet1.A110:Sheet1.A119"/>
            <chart:data-point chart:repeated="10"/>
          </chart:series>
          <chart:series chart:style-name="ch7" chart:values-cell-range-address="Sheet1.C110:Sheet1.C119" chart:label-cell-address="Sheet1.C109:Sheet1.C109" chart:class="chart:scatter">
            <chart:data-point chart:repeated="10"/>
          </chart:series>
          <chart:series chart:style-name="ch8" chart:values-cell-range-address="Sheet1.D110:Sheet1.D119" chart:label-cell-address="Sheet1.D109:Sheet1.D109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nal L</text:p>
                <draw:g>
                  <svg:desc>Sheet1.B109:Sheet1.B109</svg:desc>
                </draw:g>
              </table:table-cell>
              <table:table-cell office:value-type="string">
                <text:p>Canal A</text:p>
                <draw:g>
                  <svg:desc>Sheet1.C109:Sheet1.C109</svg:desc>
                </draw:g>
              </table:table-cell>
              <table:table-cell office:value-type="string">
                <text:p>Canal B</text:p>
                <draw:g>
                  <svg:desc>Sheet1.D109:Sheet1.D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10:Sheet1.A119</svg:desc>
                </draw:g>
              </table:table-cell>
              <table:table-cell office:value-type="float" office:value="0.0143829">
                <text:p>0.0143829</text:p>
                <draw:g>
                  <svg:desc>Sheet1.B110:Sheet1.B119</svg:desc>
                </draw:g>
              </table:table-cell>
              <table:table-cell office:value-type="float" office:value="0.0661538">
                <text:p>0.0661538</text:p>
                <draw:g>
                  <svg:desc>Sheet1.C110:Sheet1.C119</svg:desc>
                </draw:g>
              </table:table-cell>
              <table:table-cell office:value-type="float" office:value="0.0919871">
                <text:p>0.0919871</text:p>
                <draw:g>
                  <svg:desc>Sheet1.D110:Sheet1.D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459608">
                <text:p>0.0459608</text:p>
              </table:table-cell>
              <table:table-cell office:value-type="float" office:value="0.168011">
                <text:p>0.168011</text:p>
              </table:table-cell>
              <table:table-cell office:value-type="float" office:value="0.18089">
                <text:p>0.180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874576">
                <text:p>0.0874576</text:p>
              </table:table-cell>
              <table:table-cell office:value-type="float" office:value="0.208054">
                <text:p>0.208054</text:p>
              </table:table-cell>
              <table:table-cell office:value-type="float" office:value="0.221626">
                <text:p>0.221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132512">
                <text:p>0.132512</text:p>
              </table:table-cell>
              <table:table-cell office:value-type="float" office:value="0.225895">
                <text:p>0.225895</text:p>
              </table:table-cell>
              <table:table-cell office:value-type="float" office:value="0.231857">
                <text:p>0.231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166448">
                <text:p>0.166448</text:p>
              </table:table-cell>
              <table:table-cell office:value-type="float" office:value="0.232734">
                <text:p>0.232734</text:p>
              </table:table-cell>
              <table:table-cell office:value-type="float" office:value="0.232734">
                <text:p>0.2327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18806">
                <text:p>0.18806</text:p>
              </table:table-cell>
              <table:table-cell office:value-type="float" office:value="0.234063">
                <text:p>0.234063</text:p>
              </table:table-cell>
              <table:table-cell office:value-type="float" office:value="0.23384">
                <text:p>0.23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199521">
                <text:p>0.199521</text:p>
              </table:table-cell>
              <table:table-cell office:value-type="float" office:value="0.234063">
                <text:p>0.234063</text:p>
              </table:table-cell>
              <table:table-cell office:value-type="float" office:value="0.23384">
                <text:p>0.23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211506">
                <text:p>0.211506</text:p>
              </table:table-cell>
              <table:table-cell office:value-type="float" office:value="0.234063">
                <text:p>0.234063</text:p>
              </table:table-cell>
              <table:table-cell office:value-type="float" office:value="0.234063">
                <text:p>0.2340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216973">
                <text:p>0.216973</text:p>
              </table:table-cell>
              <table:table-cell office:value-type="float" office:value="0.234063">
                <text:p>0.234063</text:p>
              </table:table-cell>
              <table:table-cell office:value-type="float" office:value="0.234063">
                <text:p>0.2340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221231">
                <text:p>0.221231</text:p>
              </table:table-cell>
              <table:table-cell office:value-type="float" office:value="0.234063">
                <text:p>0.234063</text:p>
              </table:table-cell>
              <table:table-cell office:value-type="float" office:value="0.234063">
                <text:p>0.2340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437cm" svg:y="3.706cm" style:legend-expansion="high" chart:style-name="ch2"/>
        <chart:plot-area chart:style-name="ch3" table:cell-range-address="Sheet1.H109:Sheet1.K119" chart:data-source-has-labels="row" svg:x="0.319cm" svg:y="0.18cm" svg:width="12.799cm" svg:height="8.646cm">
          <chartooo:coordinate-region svg:x="1.046cm" svg:y="0.38cm" svg:width="11.79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10:Sheet1.I119" chart:label-cell-address="Sheet1.I109:Sheet1.I109" chart:class="chart:scatter">
            <chart:domain table:cell-range-address="Sheet1.H110:Sheet1.H119"/>
            <chart:data-point chart:repeated="10"/>
          </chart:series>
          <chart:series chart:style-name="ch7" chart:values-cell-range-address="Sheet1.J110:Sheet1.J119" chart:label-cell-address="Sheet1.J109:Sheet1.J109" chart:class="chart:scatter">
            <chart:data-point chart:repeated="10"/>
          </chart:series>
          <chart:series chart:style-name="ch8" chart:values-cell-range-address="Sheet1.K110:Sheet1.K119" chart:label-cell-address="Sheet1.K109:Sheet1.K109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anal L</text:p>
                <draw:g>
                  <svg:desc>Sheet1.I109:Sheet1.I109</svg:desc>
                </draw:g>
              </table:table-cell>
              <table:table-cell office:value-type="string">
                <text:p>Canal A</text:p>
                <draw:g>
                  <svg:desc>Sheet1.J109:Sheet1.J109</svg:desc>
                </draw:g>
              </table:table-cell>
              <table:table-cell office:value-type="string">
                <text:p>Canal B</text:p>
                <draw:g>
                  <svg:desc>Sheet1.K109:Sheet1.K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H110:Sheet1.H119</svg:desc>
                </draw:g>
              </table:table-cell>
              <table:table-cell office:value-type="float" office:value="0.0555556">
                <text:p>0.0555556</text:p>
                <draw:g>
                  <svg:desc>Sheet1.I110:Sheet1.I119</svg:desc>
                </draw:g>
              </table:table-cell>
              <table:table-cell office:value-type="float" office:value="0.231969">
                <text:p>0.231969</text:p>
                <draw:g>
                  <svg:desc>Sheet1.J110:Sheet1.J119</svg:desc>
                </draw:g>
              </table:table-cell>
              <table:table-cell office:value-type="float" office:value="0.345566">
                <text:p>0.345566</text:p>
                <draw:g>
                  <svg:desc>Sheet1.K110:Sheet1.K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165278">
                <text:p>0.165278</text:p>
              </table:table-cell>
              <table:table-cell office:value-type="float" office:value="0.578249">
                <text:p>0.578249</text:p>
              </table:table-cell>
              <table:table-cell office:value-type="float" office:value="0.737201">
                <text:p>0.737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361635">
                <text:p>0.361635</text:p>
              </table:table-cell>
              <table:table-cell office:value-type="float" office:value="0.722408">
                <text:p>0.722408</text:p>
              </table:table-cell>
              <table:table-cell office:value-type="float" office:value="0.776978">
                <text:p>0.776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534279">
                <text:p>0.534279</text:p>
              </table:table-cell>
              <table:table-cell office:value-type="float" office:value="0.772563">
                <text:p>0.772563</text:p>
              </table:table-cell>
              <table:table-cell office:value-type="float" office:value="0.778182">
                <text:p>0.778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702875">
                <text:p>0.702875</text:p>
              </table:table-cell>
              <table:table-cell office:value-type="float" office:value="0.778182">
                <text:p>0.778182</text:p>
              </table:table-cell>
              <table:table-cell office:value-type="float" office:value="0.778182">
                <text:p>0.778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746575">
                <text:p>0.746575</text:p>
              </table:table-cell>
              <table:table-cell office:value-type="float" office:value="0.778182">
                <text:p>0.778182</text:p>
              </table:table-cell>
              <table:table-cell office:value-type="float" office:value="0.778182">
                <text:p>0.778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762238">
                <text:p>0.762238</text:p>
              </table:table-cell>
              <table:table-cell office:value-type="float" office:value="0.778182">
                <text:p>0.778182</text:p>
              </table:table-cell>
              <table:table-cell office:value-type="float" office:value="0.778182">
                <text:p>0.778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772563">
                <text:p>0.772563</text:p>
              </table:table-cell>
              <table:table-cell office:value-type="float" office:value="0.778182">
                <text:p>0.778182</text:p>
              </table:table-cell>
              <table:table-cell office:value-type="float" office:value="0.778182">
                <text:p>0.778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775362">
                <text:p>0.775362</text:p>
              </table:table-cell>
              <table:table-cell office:value-type="float" office:value="0.778182">
                <text:p>0.778182</text:p>
              </table:table-cell>
              <table:table-cell office:value-type="float" office:value="0.778182">
                <text:p>0.778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775362">
                <text:p>0.775362</text:p>
              </table:table-cell>
              <table:table-cell office:value-type="float" office:value="0.778182">
                <text:p>0.778182</text:p>
              </table:table-cell>
              <table:table-cell office:value-type="float" office:value="0.778182">
                <text:p>0.77818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